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## WINDOW FOCUS ##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odifiers</text:p>
          </table:table-cell>
        </table:table-row>
        <table:table-row table:style-name="ro1">
          <table:table-cell office:value-type="string" calcext:value-type="string">
            <text:p>shift focus 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hift focus dow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focus master windo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shift tabbed focus 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D + CONTROL</text:p>
          </table:table-cell>
        </table:table-row>
        <table:table-row table:style-name="ro1">
          <table:table-cell office:value-type="string" calcext:value-type="string">
            <text:p>shift tabbed focus dow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OD + CONTROL</text:p>
          </table:table-cell>
        </table:table-row>
        <table:table-row table:style-name="ro1">
          <table:table-cell table:style-name="ce1" office:value-type="string" calcext:value-type="string">
            <text:p>## WINDOW ADJUSTMENT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window 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move window dow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close wind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fullscreen windo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move window to master posi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table:style-name="ce1" office:value-type="string" calcext:value-type="string">
            <text:p>## LAYOUT ADJUSTMENT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ase num main window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decrease num main window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increase main column size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decrease main column size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irror layou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table:style-name="ce1" office:value-type="string" calcext:value-type="string">
            <text:p>## GROUP ADJUSTMENT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e all windows</text:p>
          </table:table-cell>
          <table:table-cell office:value-type="string" calcext:value-type="string">
            <text:p>O, L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unmerge windo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erge window u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erge window dow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table:style-name="ce1" office:value-type="string" calcext:value-type="string">
            <text:p>## WORKSPACE MODIFICATION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 workspace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switch to wor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move window to workspac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rename workspac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previous workspa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next workspac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table:style-name="ce1" office:value-type="string" calcext:value-type="string">
            <text:p>## SCREEN NAVIGATION #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window to screen</text:p>
          </table:table-cell>
          <table:table-cell office:value-type="string" calcext:value-type="string">
            <text:p>Q, W, E</text:p>
          </table:table-cell>
          <table:table-cell office:value-type="string" calcext:value-type="string">
            <text:p>MOD + SHIFT</text:p>
          </table:table-cell>
        </table:table-row>
        <table:table-row table:style-name="ro1">
          <table:table-cell office:value-type="string" calcext:value-type="string">
            <text:p>focus screen</text:p>
          </table:table-cell>
          <table:table-cell office:value-type="string" calcext:value-type="string">
            <text:p>Q, W, E</text:p>
          </table:table-cell>
          <table:table-cell office:value-type="string" calcext:value-type="string">
            <text:p>M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2:50:29.677737547</meta:creation-date>
    <dc:date>2018-03-18T23:19:07.646691086</dc:date>
    <meta:editing-duration>PT7M17S</meta:editing-duration>
    <meta:editing-cycles>1</meta:editing-cycles>
    <meta:document-statistic meta:table-count="1" meta:cell-count="89" meta:object-count="0"/>
    <meta:generator>LibreOffice/5.2.2.2$Linux_X86_64 LibreOffice_project/20m0$Build-2</meta:generator>
  </office:meta>
</office:document-meta>
</file>